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79cm" svg:height="8.594cm" svg:x="0.008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2:47:55.910168433</dc:date>
    <meta:editing-duration>PT3M15S</meta:editing-duration>
    <meta:editing-cycles>18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8cm" svg:height="8.595cm" xlink:href="." xlink:type="simple" chart:class="chart:scatter" chart:style-name="ch1">
        <chart:plot-area chart:style-name="ch2" chart:data-source-has-labels="both" svg:x="0.305cm" svg:y="0.171cm" svg:width="14.67cm" svg:height="8.253cm">
          <chart:coordinate-region svg:x="0.847cm" svg:y="0.37cm" svg:width="14.034cm" svg:height="7.85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627905195293125">
                <text:p>0.062790519529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0627905195293106">
                <text:p>-0.0627905195293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535826794978993">
                <text:p>-0.535826794978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0627905195293102">
                <text:p>-0.0627905195293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627905195293087">
                <text:p>0.0627905195293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187381314585719">
                <text:p>0.1873813145857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